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oogle Sans" svg:font-family="'Google Sans', Roboto, RobotoDraft,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fo:font-variant="normal" fo:text-transform="none" fo:color="#1f1f1f" loext:opacity="100%" style:font-name="Google Sans" fo:font-size="16.5pt" fo:letter-spacing="normal" fo:font-style="normal" fo:font-weight="normal" officeooo:paragraph-rsid="00182105"/>
    </style:style>
    <style:style style:name="P3" style:family="paragraph" style:parent-style-name="Standard">
      <style:paragraph-properties fo:margin-left="0cm" fo:margin-right="0cm" fo:orphans="2" fo:widows="2" fo:text-indent="0cm" style:auto-text-indent="false"/>
      <style:text-properties officeooo:paragraph-rsid="00182105"/>
    </style:style>
    <style:style style:name="T1" style:family="text">
      <style:text-properties fo:font-variant="normal" fo:text-transform="none" fo:color="#1f1f1f" loext:opacity="100%" style:font-name="Google Sans" fo:font-size="16.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bstract: Cellulase production studies have been carried out using the fungal strains Trichoderma longibrachiatum and Aspergillus terreus by using two different lignocellulosic materials for solid state fermentation (SSF). The effect of basic fermentation parameters (substrate, moisture content and the fermentation time) on enzyme production was studied. Maximum cellulase production (FPA and endoglucanase) of Trichoderma longibrachiatum were 33.83 U/gds and 167.4 U/gds, respectively, which represented a 1.75 fold improved activities than that of Aspergillus terreus (21.5 U/gds and 95.82 U/gds, respectively) using wheat bran as substrate. The optimal conditions for cellulase production with wheat bran were found to be: initial moisture content 70% and the optimal incubation time for production was three days. The endoglucanase of Trichoderma longibrachiatum was thermostable and showed a half-life of 1 hour at 70°C, while the filter paper activity (APF) lost its total activity after 1</text:span> </text:p>
      <text:p text:style-name="P1"><text:s/></text:p>
      <text:p text:style-name="P2">Duff, S. J., Murray, W.D. (1996). Bioconversion of forest products industry waste cellulosics to fuel ethanol. Bioresour Technol, 55, 1-33.</text:p>
      <text:p text:style-name="P2">7. Durand, H., Clanet, M., Tiraby, G. (1988). Genetic improvement of Trichoderma reesei for large scale cellulase production. Enzyme Microb Technol, 10, 341-6.</text:p>
      <text:p text:style-name="P2">8. FAOSTAT. (2012). FAOSTAT Agriculture Data, Food and Agriculture Organization of the United Nations, http://faostat.fao.org/site/339/default.aspx (accessed August).</text:p>
      <text:p text:style-name="P2">9. Gao, J., Weng, H., Zhu, D., Yuan, M., Guan, F., Xi, Y. (2008). Production and characterization of cellulolytic enzymes from the thermoacidophilic fungal Aspergillus terreus M11 under solid-state cultivation of corn stover. Bioresour Technol, 99, 7623–7629.</text:p>
      <text:p text:style-name="P2">10. Ghose, T. K. (1987). Measurement of cellulase activities. Pure Appl Chem, 59,257-268.</text:p>
      <text:p text:style-name="P3"><text:span text:style-name="T1">11. Gong, W., Zhang, H., Liu, S., Zhang, L., Gao, P., Chen, G., Wang, L. (2015). Comparative secretome analysis of Aspergillus niger, Trichoderma reesei, and Penicillium oxalicum</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oogle Sans" svg:font-family="'Google Sans', Roboto, RobotoDraft,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7T08:19:16.651537800</meta:creation-date>
    <dc:date>2025-12-17T08:43:53.486629200</dc:date>
    <meta:editing-duration>PT4M31S</meta:editing-duration>
    <meta:editing-cycles>1</meta:editing-cycles>
    <meta:generator>LibreOffice/25.8.3.2$Windows_X86_64 LibreOffice_project/8ca8d55c161d602844f5428fa4b58097424e324e</meta:generator>
    <meta:document-statistic meta:table-count="0" meta:image-count="0" meta:object-count="0" meta:page-count="1" meta:paragraph-count="8" meta:word-count="278" meta:character-count="1990" meta:non-whitespace-character-count="1717"/>
  </office:meta>
</office:document-meta>
</file>